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000000040E5229E2180B5FF1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.806cm" svg:height="1.806cm" draw:z-index="0"><draw:image xlink:href="Pictures/100002010000004000000040E5229E2180B5FF1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Liberation Sans" style:font-family-asian="'Liberation San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8-05-18T12:05:47.542993496</meta:creation-date>
    <dc:date>2018-05-18T12:06:05.332892110</dc:date>
    <dc:creator>Miklos Vajna</dc:creator>
    <meta:editing-duration>PT1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6.1.0.0.alpha1$Linux_X86_64 LibreOffice_project/3e9d131a56a6d8eada22b0b3d6ddc7bec6a74687</meta:generator>
  </office:meta>
</office:document-meta>
</file>